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10"/>
    <style:style style:name="P8" style:family="paragraph" style:parent-style-name="List_20_Paragraph" style:list-style-name="WWNum9"/>
    <style:style style:name="P9" style:family="paragraph" style:parent-style-name="List_20_Paragraph" style:list-style-name="WWNum17"/>
    <style:style style:name="P10" style:family="paragraph" style:parent-style-name="List_20_Paragraph" style:list-style-name="WWNum12"/>
    <style:style style:name="P11" style:family="paragraph" style:parent-style-name="List_20_Paragraph" style:list-style-name="WWNum14"/>
    <style:style style:name="P12" style:family="paragraph" style:parent-style-name="List_20_Paragraph" style:list-style-name="WWNum15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World of Mysteries (</text:span><text:span text:style-name="T3">Мир</text:span><text:span text:style-name="T2"> </text:span><text:span text:style-name="T3">Тайн</text:span><text:span text:style-name="T2">)</text:span></text:p>
      <text:p text:style-name="P1"><text:span text:style-name="T2">MysteriesRL by Alchemist</text:span></text:p>
      <text:p text:style-name="P2"/>
      <text:p text:style-name="Standard"><text:span text:style-name="T3">Особенности</text:span><text:span text:style-name="T2"> </text:span><text:span text:style-name="T3">атмосферы</text:span></text:p>
      <text:list xml:id="list396644244270352233" text:style-name="WWNum7">
        <text:list-item>
          <text:p text:style-name="P6">Стимпанк<text:span text:style-name="T3"> </text:span>(возможно), довольно условный - т.к. создать детальную картину машинерии и атмосферы соответствующего времени - не реально. Насыщать персонажами с границы веков – не вижу смысла.</text:p>
        </text:list-item>
        <text:list-item>
          <text:p text:style-name="P6">«Лавкрафтиана» (возможно), также условно - т.к. насыщать мир ктулхами и прочими тварями сверх меры тоже нет смысла. А боевка с ними и вовсе - бред. В мифах Лавкрафта самое ценное и важное – вовсе не мифология, а атмосфера. Монстры этих мифов – явление не познаваемое, редкое, всегда обрушивающееся в атмосфере ужаса, непознаваемости и непредсказуемости. Их мотивы и логика – не известны. Воспроизвести всё это в рогалике – даже не представляю как. Простой ввод монстров из этих мифов – разрушит их ауру и не даст игре ничего.</text:p>
        </text:list-item>
        <text:list-item>
          <text:p text:style-name="P6">Заметный уклон в сторону «Секретных материалов», т.е. условно реальный мир с загадками, тайнами, периодической боевкой и частыми квестами по всяким тайнам.</text:p>
        </text:list-item>
        <text:list-item>
          <text:p text:style-name="P6">Также заметный уклон в сторону современных хоррор-игр (<text:span text:style-name="T1">Amnesia</text:span>, <text:span text:style-name="T1">Penumbra</text:span>), где отсутствует традиционная ролевая система атрибутов.</text:p>
        </text:list-item>
      </text:list>
      <text:p text:style-name="Standard"/>
      <text:p text:style-name="Standard"><text:span text:style-name="T3">Особенности среды действия</text:span></text:p>
      <text:list xml:id="list74903381474635009" text:style-name="WWNum10">
        <text:list-item>
          <text:p text:style-name="P7">Место действия: город, отчасти – деревня или небольшое селение. В большинстве случаев – на поверхности. Подземелья – редко и строго с уклоном в средневековые, пещеры – единичные исключительные случаи.</text:p>
        </text:list-item>
        <text:list-item>
          <text:p text:style-name="P7">Пещеры и подземелья – необходимо проработать атмосферную страховидность, монстров и тварей – по минимуму.</text:p>
        </text:list-item>
        <text:list-item>
          <text:p text:style-name="P7">Никаких тварей меньше крупной собаки/волка. А значит традиционные крысы-мутанты, которых герой в изобилии геноцидит двуручником – в пролете. Соответственно все виды насекомых и птиц также отсутствуют.</text:p>
        </text:list-item>
        <text:list-item>
          <text:p text:style-name="P7">Никаких нереальных радиационных или маго-мутантов. Никаких персонажей поп-фэнтези-вселенных, в том числе полное отсутствие поп-убер-персонажей, типа Дракулы, Ван-Хельсинга, Холмса и т.д (примеры согласно временному интервалу – конец 19 века – начало 20-го).</text:p>
        </text:list-item>
        <text:list-item>
          <text:p text:style-name="P7">Никакого расового вопроса – игрок-человек и играет среди или против людей. Никаких эльфов, гоблинов, орков, хоббитов и прочих толкиенутых тварей. Привидения и мистические фолк-существа могут быть ограниченно.</text:p>
        </text:list-item>
        <text:list-item>
          <text:p text:style-name="P7">Оружие – строго до периода появления ОМП любых видов. Никаких армейских образцов попадать в игру и персонажу не должно. Длинные клинки почти невозможны (в порядке <text:soft-page-break/>исключения может быть сабля, палаш), в остальном – кинжал; щит и доспехи – в утиль. Огнестрел – ограниченно, на уровне личного/охотничьего.</text:p>
        </text:list-item>
        <text:list-item>
          <text:p text:style-name="P7">Магическая система – отсутствует. Возможны мистические способности в ограниченном составе.</text:p>
        </text:list-item>
        <text:list-item>
          <text:p text:style-name="P7">Некоторый уклон в хоррор – у персонажа обязателен динамический показатель страха, при повышении его до определенного уровня – неконтролируемое игроком бегство или потеря сознания протагониста.</text:p>
        </text:list-item>
        <text:list-item>
          <text:p text:style-name="P7">Никакой мега-цели, типа спасения мира, супер-героизма и т.д. Никого конца света, постапокалиптики и т.п. Протагонист сугубо занимается тем, к чему его толкают любопытство и жажда раскапывания загадок, тайн и секретов. Возможно – реализовать розыск преступников, хотя и протагонист может что-то стащить или кого-то убить (кивок в сторону <text:span text:style-name="T1">Thief</text:span>).</text:p>
        </text:list-item>
      </text:list>
      <text:p text:style-name="P3"/>
      <text:p text:style-name="Standard"><text:span text:style-name="T3">Особенности реализации</text:span></text:p>
      <text:list xml:id="list7223787406483122892" text:style-name="WWNum9">
        <text:list-item>
          <text:p text:style-name="P8">Цветной ASCII, на основе шрифтового тайлсета (для возможности замены шрифта на графический тайлсет без перестройки движка, но такое развитие маловероятно).</text:p>
        </text:list-item>
        <text:list-item>
          <text:p text:style-name="P8">Строгий Permadeath.</text:p>
        </text:list-item>
        <text:list-item>
          <text:p text:style-name="P8">Пошаговый геймплей в условиях независимого от игрока мира. Мир живет по коротким тактам (условно 1 игровая минута в 1 секунду), в условиях, когда рядом с игроком оказывается враждебное существо – автоматическое замедление до равенства (1 минута = 1 минуте, либо такт игры по ходу игрока).</text:p>
        </text:list-item>
        <text:list-item>
          <text:p text:style-name="P8">Минимальный набор атрибутов ролевой составляющей. Рост атрибутов жестко ограничен так, чтобы ценной была каждая единица прироста. Атрибуты могут либо наращиваться без скиллов, но только на время и внешними средствами. Либо на постоянный период, но развитием скиллов.</text:p>
        </text:list-item>
        <text:list-item>
          <text:p text:style-name="P8"><text:span text:style-name="T1">S</text:span>kill-<text:span text:style-name="T1">based</text:span> система развития. Заимствования из <text:span text:style-name="T1">GURPS</text:span> или <text:span text:style-name="T1">SPECIAL</text:span> – систем. Система скиллов – древовидная (но без древовидных видов отображения в <text:span text:style-name="T1">UI</text:span>).</text:p>
        </text:list-item>
        <text:list-item>
          <text:p text:style-name="P8">Игровых рас или классов – нет. Могут быть расы существ в ограниченном составе.</text:p>
        </text:list-item>
        <text:list-item>
          <text:p text:style-name="P8">Игрок не может выбирать свою расу или класс. Может примерно выбрать начальную специализацию, которая определит начальный набор атрибутов, 1-2 ограничения и 1-2 перков.</text:p>
        </text:list-item>
        <text:list-item>
          <text:p text:style-name="P8">Независимый от игрока, живущий по своим законам мир. Люди, живущие в городе и выполняющие свои цели. Иногда могут появляться убийцы, воры и т.п.</text:p>
        </text:list-item>
        <text:list-item>
          <text:p text:style-name="P8">Наличие фракций окружающих существ, а также базовых потребностей и целей, обеспечивающих их независимое существование.</text:p>
        </text:list-item>
        <text:list-item>
          <text:p text:style-name="P8">Периодическая генерация <text:span text:style-name="T1">story</text:span>-<text:span text:style-name="T1">telling</text:span> движком динамических квестов. Игрок должен узнавать о наличии новых квестов из сплетен и «газет», может вообще не заниматься этим <text:soft-page-break/>вопросом. Генерацию всех потайных существ, предметов и явлений должен осуществлять генератор квестов, а не генератор мира.</text:p>
        </text:list-item>
      </text:list>
      <text:p text:style-name="P3"/>
      <text:p text:style-name="Standard"><text:span text:style-name="T3">Особенности ролевого отыгрыша</text:span></text:p>
      <text:p text:style-name="P4">Вводится понятие «<text:span text:style-name="T1">Rebirth</text:span> <text:span text:style-name="T1">Chain</text:span>» - когда игрок погибает, можно:</text:p>
      <text:list xml:id="list48695786298915870" text:style-name="WWNum17">
        <text:list-item>
          <text:p text:style-name="P9">сгенерить всю игру заново;</text:p>
        </text:list-item>
        <text:list-item>
          <text:p text:style-name="P9">выбрать «духовное воскрешение» - когда можно возродится в любом жителе города, наследуя всю его историю и собственность, при этом персонаж становится наследником дела предыдущего протагониста либо на основании идеи – «узнав» о гибели предыдущего «охотника за тайнами» из сплетен или газет; </text:p>
        </text:list-item>
        <text:list-item>
          <text:p text:style-name="P9">будучи родственником и желая продолжить «семейную традицию». В случае отсутствия родственников – только второй вариант.</text:p>
        </text:list-item>
      </text:list>
      <text:p text:style-name="P3"/>
      <text:p text:style-name="Standard"><text:span text:style-name="T3">Что есть, доступные или готовые части</text:span></text:p>
      <text:list xml:id="list6054492202473950641" text:style-name="WWNum14">
        <text:list-item>
          <text:p text:style-name="P11">Неплохой, порой сильно непредсказуемый goal-based AI;</text:p>
        </text:list-item>
        <text:list-item>
          <text:p text:style-name="P11">Движок хранения <text:span text:style-name="T4">и</text:span> генерации карт;</text:p>
        </text:list-item>
        <text:list-item>
          <text:p text:style-name="P11">Эффективные fov &amp; pathfinding, интегрированные с картами;</text:p>
        </text:list-item>
        <text:list-item>
          <text:p text:style-name="P11">Есть хороший генератор подземелий и генератор пещер, но они почти не нужны;</text:p>
        </text:list-item>
        <text:list-item>
          <text:p text:style-name="P11">Генератор квестов, есть базовый движок, который нужно наполнять и развивать;</text:p>
        </text:list-item>
        <text:list-item>
          <text:p text:style-name="P11">Генератор зданий и городов, разработан базовый движок правдоподобных городов, нужна проработка, детализация и декорирование; города имеют реалистичные улицы, районы, парки, площади, расположение домов;</text:p>
        </text:list-item>
      </text:list>
      <text:p text:style-name="Standard"><text:bookmark text:name="_GoBack"/></text:p>
      <text:p text:style-name="Standard"><text:span text:style-name="T3">Что нужно разработать, существенные части</text:span></text:p>
      <text:list xml:id="list7847096510372405458" text:style-name="WWNum15">
        <text:list-item>
          <text:p text:style-name="P12">Качественную, но не перегруженную реалистичную модель живого города.</text:p>
          <text:list>
            <text:list-item>
              <text:p text:style-name="P12">Важно иметь более-менее проработанный генератор города и зданий. Внутренняя планировка зданий на этапе развития движка «<text:span text:style-name="T1">LiveCity</text:span>» не обязательна.</text:p>
            </text:list-item>
            <text:list-item>
              <text:p text:style-name="P12">Важно иметь проработанный генератор населения, разброс по фракциям, профессиям. Сюда-же – генератор базовых ресурсов типа дров для печей и каминов, мяса, хлеба и т.д. Первоисточники ресурсов не обязательны. Достаточно будет, если <text:span text:style-name="T1">n</text:span>-лесорубов будут куда-то уходить и через <text:span text:style-name="T1">m</text:span>-время возвращаться с дровами, аналогично с поставщиками мяса и других продуктов.</text:p>
            </text:list-item>
            <text:list-item>
              <text:p text:style-name="P12">Важно хотя-бы вчерне проработать <text:span text:style-name="T1">goalAI</text:span>, чтобы горожане передвигались, ели, покупали/продавали товары и общались (фиктивно).</text:p>
            </text:list-item>
          </text:list>
        </text:list-item>
        <text:list-item>
          <text:p text:style-name="P12"><text:soft-page-break/>Более-менее качественный генератор квестов</text:p>
          <text:list>
            <text:list-item>
              <text:p text:style-name="P12">Есть заготовка, которая позволяет рэндомно генерить квесты по заданным шаблонам;</text:p>
            </text:list-item>
            <text:list-item>
              <text:p text:style-name="P12">Необходимо проработать 2-5 базовых шаблонов, с которых можно будет начать;</text:p>
            </text:list-item>
          </text:list>
        </text:list-item>
        <text:list-item>
          <text:p text:style-name="P12">Генератор города</text:p>
          <text:list>
            <text:list-item>
              <text:p text:style-name="P12">Доработать генерацию улиц, подумать над введением широких «стрит»;</text:p>
            </text:list-item>
            <text:list-item>
              <text:p text:style-name="P12">Доработать генерацию площадей, парков, дорогих районов, интеграцию с рекой, озером и т.п.</text:p>
            </text:list-item>
            <text:list-item>
              <text:p text:style-name="P12">Ввести факторы снижения квадратности общей планировки.</text:p>
            </text:list-item>
            <text:list-item>
              <text:p text:style-name="P12">Ввести генератор прогона 100-200 лет перепланировки: эмуляция продаж/покупок/объединений участков, постройки/разрушения зданий;</text:p>
            </text:list-item>
          </text:list>
        </text:list-item>
      </text:list>
      <text:p text:style-name="Standard"/>
      <text:p text:style-name="Standard">Если говорить об этих идеях в свободной форме, то можно сказать следующее. Эти формулировки составлялись на протяжении длительного времени в качестве попытки формализовать идею игры своей мечты. К сожалению, создать действительно качественное наполнение игры на основе рэндомного генератора квестов я считаю скорее невозможным – искусственность будет лезть из всех геймплейных прорех игры. Воссоздать нравящиеся мне аспекты стимпанка и лавкрафтианы в игре-рогалике – тоже не представляю как. Пробовал в разное время варианты Ангбанда на основе «мифов Ктулху», <text:span text:style-name="T1">Steamband</text:span> (стимпанк), <text:span text:style-name="T1">Infra</text:span> <text:span text:style-name="T1">Arcana</text:span> – всё не то (имхо). А как сделать лучше – не знаю ответа.</text:p>
      <text:p text:style-name="Standard">С технической точки зрения, есть набор готовых частей, которые уверенно и качественно работают и здорово облегчили бы создание игры. Базовый движок, хранение и управление картами, генераторы… В одно время мной для эксперимента был создан движок генерации городов любого размера (не для <text:span text:style-name="T1">NWR</text:span>). Генерирует весьма качественную планировку города с дорогами, кварталами и домами, также с рэндомной планировкой комнат. Есть даже точное знание, как весьма украсить город вводом площадей, парков, «ратушей», дорогими особняками <text:s/>и районами бедноты… Т.е. город можно получить – конфетку.</text:p>
      <text:p text:style-name="Standard">Но без знания, как сделать атмосферу игры такой, чтобы возвращаться в неё раз за разом и было интересно – всё это бессмыслен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049cm" fo:margin-bottom="0.423cm" fo:line-height="120%" fo:break-before="page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size="24pt" fo:font-weight="bold" style:letter-kerning="true" style:font-name-asian="Times New Roman" style:font-size-asian="24pt" style:language-asian="ru" style:country-asian="RU" style:font-weight-asian="bold" style:font-name-complex="Arial2" style:font-size-complex="24pt" style:font-weight-complex="bold" style:text-scale="85%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847cm" fo:margin-bottom="0.106cm" fo:line-height="100%" fo:keep-with-next="always"/>
      <style:text-properties fo:color="#7684c0" style:font-name="Arial1" fo:font-size="16pt" fo:font-weight="bold" style:font-name-asian="Times New Roman" style:font-size-asian="16pt" style:language-asian="ru" style:country-asian="RU" style:font-weight-asian="bold" style:font-name-complex="Arial2" style:font-size-complex="14pt" style:font-style-complex="italic" style:font-weight-complex="bold" style:text-scale="90%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423cm" fo:margin-bottom="0.423cm" fo:line-height="120%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size="16pt" fo:font-style="italic" fo:font-weight="bold" style:font-name-asian="Times New Roman" style:font-size-asian="16pt" style:language-asian="ru" style:country-asian="RU" style:font-style-asian="italic" style:font-weight-asian="bold" style:font-name-complex="Arial2" style:font-size-complex="13pt" style:font-weight-complex="bold" style:text-scale="85%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top="0.423cm" fo:margin-bottom="0.423cm" fo:line-height="120%" fo:text-align="justify" style:justify-single-word="false" fo:keep-with-next="always">
        <style:tab-stops>
          <style:tab-stop style:position="1.501cm"/>
          <style:tab-stop style:position="1.752cm"/>
        </style:tab-stops>
      </style:paragraph-properties>
      <style:text-properties fo:color="#7684c0" style:font-name="Arial1" fo:font-size="14pt" fo:font-weight="bold" style:font-name-asian="Times New Roman" style:font-size-asian="14pt" style:language-asian="ru" style:country-asian="RU" style:font-weight-asian="bold" style:font-name-complex="Times New Roman" style:font-size-complex="14pt" style:text-scale="85%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423cm" fo:margin-bottom="0.106cm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3.2cm" fo:margin-right="0cm" fo:margin-top="0.212cm" fo:margin-bottom="0cm" fo:line-height="100%" fo:text-align="justify" style:justify-single-word="false" fo:text-indent="-0.499cm" style:auto-text-indent="false" fo:keep-with-next="always">
        <style:tab-stops>
          <style:tab-stop style:position="3.2cm"/>
        </style:tab-stops>
      </style:paragraph-properties>
      <style:text-properties style:font-name="Arial1" fo:font-size="12pt" fo:font-weight="bold" style:font-name-asian="Times New Roman" style:font-size-asian="12pt" style:language-asian="ru" style:country-asian="RU" style:font-weight-asian="bold" style:font-name-complex="Times New Roman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="100%" fo:margin-left="2.286cm" fo:margin-right="0cm" fo:margin-top="0.212cm" fo:margin-bottom="0cm" fo:line-height="100%" fo:text-align="center" style:justify-single-word="false" fo:text-indent="-2.286cm" style:auto-text-indent="false" fo:keep-with-next="always">
        <style:tab-stops>
          <style:tab-stop style:position="2.286cm"/>
        </style:tab-stops>
      </style:paragraph-properties>
      <style:text-properties style:font-name="Arial1" fo:font-size="12pt" style:font-name-asian="Times New Roman" style:font-size-asian="12pt" style:language-asian="ru" style:country-asian="RU" style:font-name-complex="Arial2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="100%" fo:margin-left="2.54cm" fo:margin-right="0cm" fo:margin-top="0.212cm" fo:margin-bottom="0cm" fo:line-height="100%" fo:text-align="center" style:justify-single-word="false" fo:text-indent="-2.54cm" style:auto-text-indent="false" fo:keep-with-next="always">
        <style:tab-stops>
          <style:tab-stop style:position="2.54cm"/>
        </style:tab-stops>
      </style:paragraph-properties>
      <style:text-properties style:font-name="Arial1" fo:font-size="14pt" style:font-name-asian="Times New Roman" style:font-size-asian="14pt" style:language-asian="ru" style:country-asian="RU" style:font-name-complex="Times New Roman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fo:line-height="100%" fo:text-align="justify" style:justify-single-word="false"/>
      <style:text-properties style:font-name="Cambria" style:font-name-asian="Times New Roman" style:language-asian="ru" style:country-asian="RU" style:font-name-complex="Times New Roman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7684c0" style:font-name="Arial1" fo:font-size="24pt" fo:font-weight="bold" style:letter-kerning="true" style:font-name-asian="Times New Roman" style:font-size-asian="24pt" style:language-asian="ru" style:country-asian="RU" style:font-weight-asian="bold" style:font-name-complex="Arial2" style:font-size-complex="24pt" style:font-weight-complex="bold" style:text-scale="85%"/>
    </style:style>
    <style:style style:name="Основной_20_текст_20_Знак" style:display-name="Основной текст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7684c0" style:font-name="Arial1" fo:font-size="16pt" fo:font-weight="bold" style:font-name-asian="Times New Roman" style:font-size-asian="16pt" style:language-asian="ru" style:country-asian="RU" style:font-weight-asian="bold" style:font-name-complex="Arial2" style:font-size-complex="14pt" style:font-style-complex="italic" style:font-weight-complex="bold" style:text-scale="90%"/>
    </style:style>
    <style:style style:name="Заголовок_20_3_20_Знак" style:display-name="Заголовок 3 Знак" style:family="text" style:parent-style-name="Default_20_Paragraph_20_Font">
      <style:text-properties fo:color="#7684c0" style:font-name="Arial1" fo:font-size="16pt" fo:font-style="italic" fo:font-weight="bold" style:font-name-asian="Times New Roman" style:font-size-asian="16pt" style:language-asian="ru" style:country-asian="RU" style:font-style-asian="italic" style:font-weight-asian="bold" style:font-name-complex="Arial2" style:font-size-complex="13pt" style:font-weight-complex="bold" style:text-scale="85%"/>
    </style:style>
    <style:style style:name="Заголовок_20_4_20_Знак" style:display-name="Заголовок 4 Знак" style:family="text" style:parent-style-name="Default_20_Paragraph_20_Font">
      <style:text-properties fo:color="#7684c0" style:font-name="Arial1" fo:font-size="14pt" fo:font-weight="bold" style:font-name-asian="Times New Roman" style:font-size-asian="14pt" style:language-asian="ru" style:country-asian="RU" style:font-weight-asian="bold" style:font-name-complex="Times New Roman" style:font-size-complex="14pt" style:text-scale="85%"/>
    </style:style>
    <style:style style:name="Заголовок_20_5_20_Знак" style:display-name="Заголовок 5 Знак" style:family="text" style:parent-style-name="Default_20_Paragraph_20_Font">
      <style:text-properties fo:color="#7684c0" style:font-name="Arial1" fo:font-size="13pt" fo:font-style="italic" fo:font-weight="bold" style:font-name-asian="Times New Roman" style:font-size-asian="13pt" style:language-asian="ru" style:country-asian="RU" style:font-style-asian="italic" style:font-weight-asian="bold" style:font-name-complex="Times New Roman" style:font-size-complex="13pt" style:font-style-complex="italic" style:font-weight-complex="bold" style:text-scale="85%"/>
    </style:style>
    <style:style style:name="Заголовок_20_6_20_Знак" style:display-name="Заголовок 6 Знак" style:family="text" style:parent-style-name="Default_20_Paragraph_20_Font">
      <style:text-properties style:font-name="Arial1" fo:font-size="12pt" fo:font-weight="bold" style:font-name-asian="Times New Roman" style:font-size-asian="12pt" style:language-asian="ru" style:country-asian="RU" style:font-weight-asian="bold" style:font-name-complex="Times New Roman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1" fo:font-size="12pt" style:font-name-asian="Times New Roman" style:font-size-asian="12pt" style:language-asian="ru" style:country-asian="RU" style:font-name-complex="Arial2" style:font-style-complex="italic"/>
    </style:style>
    <style:style style:name="Заголовок_20_8_20_Знак" style:display-name="Заголовок 8 Знак" style:family="text" style:parent-style-name="Default_20_Paragraph_20_Font">
      <style:text-properties style:font-name="Arial1" fo:font-size="14pt" style:font-name-asian="Times New Roman" style:font-size-asian="14pt" style:language-asian="ru" style:country-asian="RU" style:font-name-complex="Times New Roman"/>
    </style:style>
    <style:style style:name="Заголовок_20_9_20_Знак" style:display-name="Заголовок 9 Знак" style:family="text">
      <style:text-properties style:font-name="Cambria" style:font-name-asian="Times New Roman" style:language-asian="ru" style:country-asian="RU" style:font-name-complex="Times New Roman"/>
    </style:style>
    <style:style style:name="ListLabel_20_1" style:display-name="ListLabel 1" style:family="text">
      <style:text-properties fo:color="#7684c0" fo:font-style="normal" fo:font-weight="bold" style:font-style-asian="normal" style:font-weight-asian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дановских С.В.</meta:initial-creator>
    <meta:editing-cycles>52</meta:editing-cycles>
    <meta:creation-date>2015-01-13T13:04:00</meta:creation-date>
    <dc:date>2015-01-17T22:16:13.01</dc:date>
    <meta:editing-duration>PT5M59S</meta:editing-duration>
    <meta:generator>OpenOffice.org/3.4$Win32 OpenOffice.org_project/340m1$Build-9590</meta:generator>
    <meta:document-statistic meta:table-count="0" meta:image-count="0" meta:object-count="0" meta:page-count="4" meta:paragraph-count="56" meta:word-count="1190" meta:character-count="847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